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akar" svg:font-family="aakar" style:font-pitch="variable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20.003cm" fo:margin-left="-0.721cm" fo:margin-top="0cm" fo:margin-bottom="0cm" table:align="left" style:writing-mode="lr-tb"/>
    </style:style>
    <style:style style:name="Table2.A" style:family="table-column">
      <style:table-column-properties style:column-width="5.98cm"/>
    </style:style>
    <style:style style:name="Table2.B" style:family="table-column">
      <style:table-column-properties style:column-width="14.023cm"/>
    </style:style>
    <style:style style:name="Table2.1" style:family="table-row">
      <style:table-row-properties style:min-row-height="0.69cm" fo:keep-together="auto"/>
    </style:style>
    <style:style style:name="Table2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2.B1" style:family="table-cell">
      <style:table-cell-properties fo:padding-left="0.164cm" fo:padding-right="0.191cm" fo:padding-top="0cm" fo:padding-bottom="0cm" fo:border="0.5pt solid #808080"/>
    </style:style>
    <style:style style:name="Table2.2" style:family="table-row">
      <style:table-row-properties style:min-row-height="1.164cm" fo:keep-together="auto"/>
    </style:style>
    <style:style style:name="Table2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2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3" style:family="table">
      <style:table-properties style:width="20.003cm" fo:margin-left="-0.748cm" fo:margin-top="0cm" fo:margin-bottom="0cm" table:align="left" style:writing-mode="lr-tb"/>
    </style:style>
    <style:style style:name="Table3.A" style:family="table-column">
      <style:table-column-properties style:column-width="4.048cm"/>
    </style:style>
    <style:style style:name="Table3.B" style:family="table-column">
      <style:table-column-properties style:column-width="15.954cm"/>
    </style:style>
    <style:style style:name="Table3.1" style:family="table-row">
      <style:table-row-properties style:min-row-height="0.69cm" fo:keep-together="auto"/>
    </style:style>
    <style:style style:name="Table3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3.B1" style:family="table-cell">
      <style:table-cell-properties fo:padding-left="0.164cm" fo:padding-right="0.191cm" fo:padding-top="0cm" fo:padding-bottom="0cm" fo:border="0.5pt solid #808080"/>
    </style:style>
    <style:style style:name="Table3.2" style:family="table-row">
      <style:table-row-properties style:min-row-height="1.655cm" fo:keep-together="auto"/>
    </style:style>
    <style:style style:name="Table3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3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" style:family="table">
      <style:table-properties style:width="20.003cm" fo:margin-left="-0.695cm" fo:margin-top="0cm" fo:margin-bottom="0cm" table:align="left" style:writing-mode="lr-tb"/>
    </style:style>
    <style:style style:name="Table4.A" style:family="table-column">
      <style:table-column-properties style:column-width="5.953cm"/>
    </style:style>
    <style:style style:name="Table4.B" style:family="table-column">
      <style:table-column-properties style:column-width="14.049cm"/>
    </style:style>
    <style:style style:name="Table4.1" style:family="table-row">
      <style:table-row-properties style:min-row-height="0.69cm" fo:keep-together="auto"/>
    </style:style>
    <style:style style:name="Table4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4.B1" style:family="table-cell">
      <style:table-cell-properties fo:padding-left="0.164cm" fo:padding-right="0.191cm" fo:padding-top="0cm" fo:padding-bottom="0cm" fo:border="0.5pt solid #808080"/>
    </style:style>
    <style:style style:name="Table4.2" style:family="table-row">
      <style:table-row-properties style:min-row-height="1.49cm" fo:keep-together="auto"/>
    </style:style>
    <style:style style:name="Table4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4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3" style:family="table-row">
      <style:table-row-properties style:min-row-height="1.298cm" fo:keep-together="auto"/>
    </style:style>
    <style:style style:name="Table4.A3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0.5pt solid #c0c0c0" fo:border-bottom="2.25pt outset #d9d9d9">
        <style:background-image/>
      </style:table-cell-properties>
    </style:style>
    <style:style style:name="Table4.B3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4" style:family="table-row">
      <style:table-row-properties style:min-row-height="1.529cm" fo:keep-together="auto"/>
    </style:style>
    <style:style style:name="Table4.A4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2.25pt outset #d9d9d9" fo:border-bottom="2.25pt outset #d9d9d9">
        <style:background-image/>
      </style:table-cell-properties>
    </style:style>
    <style:style style:name="Table4.B4" style:family="table-cell">
      <style:table-cell-properties style:vertical-align="middle" fo:padding-left="0.164cm" fo:padding-right="0.191cm" fo:padding-top="0cm" fo:padding-bottom="0cm" fo:border="0.5pt solid #c0c0c0"/>
    </style:style>
    <style:style style:name="Table6" style:family="table">
      <style:table-properties style:width="19.897cm" fo:margin-left="-0.616cm" fo:margin-top="0cm" fo:margin-bottom="0cm" table:align="left" style:writing-mode="lr-tb"/>
    </style:style>
    <style:style style:name="Table6.A" style:family="table-column">
      <style:table-column-properties style:column-width="5.874cm"/>
    </style:style>
    <style:style style:name="Table6.B" style:family="table-column">
      <style:table-column-properties style:column-width="14.023cm"/>
    </style:style>
    <style:style style:name="Table6.1" style:family="table-row">
      <style:table-row-properties style:min-row-height="0.212cm" fo:keep-together="auto"/>
    </style:style>
    <style:style style:name="Table6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6.B1" style:family="table-cell">
      <style:table-cell-properties fo:padding-left="0.164cm" fo:padding-right="0.191cm" fo:padding-top="0cm" fo:padding-bottom="0cm" fo:border="0.5pt solid #808080"/>
    </style:style>
    <style:style style:name="Table6.2" style:family="table-row">
      <style:table-row-properties style:min-row-height="0.861cm" fo:keep-together="always"/>
    </style:style>
    <style:style style:name="Table6.A2" style:family="table-cell">
      <style:table-cell-properties fo:padding-left="0.164cm" fo:padding-right="0.191cm" fo:padding-top="0cm" fo:padding-bottom="0cm" fo:border-left="0.5pt solid #c0c0c0" fo:border-right="0.5pt solid #c0c0c0" fo:border-top="0.5pt solid #808080" fo:border-bottom="0.5pt solid #c0c0c0"/>
    </style:style>
    <style:style style:name="Table6.B2" style:family="table-cell">
      <style:table-cell-properties style:vertical-align="middle" fo:padding-left="0.164cm" fo:padding-right="0.191cm" fo:padding-top="0cm" fo:padding-bottom="0cm" fo:border-left="0.5pt solid #c0c0c0" fo:border-right="0.5pt solid #c0c0c0" fo:border-top="0.5pt solid #808080" fo:border-bottom="0.5pt solid #a5a5a5"/>
    </style:style>
    <style:style style:name="P1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fo:font-size="13pt" officeooo:rsid="0009bebf" officeooo:paragraph-rsid="000c2ef6" style:font-size-asian="13pt" style:font-size-complex="13pt"/>
    </style:style>
    <style:style style:name="P4" style:family="paragraph" style:parent-style-name="Standard">
      <style:text-properties fo:font-size="13pt" fo:font-weight="normal" officeooo:rsid="0009bebf" officeooo:paragraph-rsid="000c2ef6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cm" fo:margin-right="0.25cm" fo:text-indent="0cm" style:auto-text-indent="false"/>
    </style:style>
    <style:style style:name="P6" style:family="paragraph" style:parent-style-name="Standard">
      <style:paragraph-properties fo:margin-left="0cm" fo:margin-right="0.25cm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cm" fo:margin-right="0.25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margin-left="0cm" fo:margin-right="0.25cm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.25cm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.25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.25cm" fo:text-indent="0cm" style:auto-text-indent="false"/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margin-left="0cm" fo:margin-right="0.25cm" fo:text-indent="0cm" style:auto-text-indent="false"/>
      <style:text-properties style:font-name="Verdana" fo:font-size="13pt" style:font-size-asian="11.3500003814697pt" style:font-size-complex="13pt"/>
    </style:style>
    <style:style style:name="P13" style:family="paragraph" style:parent-style-name="Standard">
      <style:paragraph-properties fo:margin-left="0cm" fo:margin-right="0.25cm" fo:text-indent="0cm" style:auto-text-indent="false"/>
      <style:text-properties style:font-name="Verdana" fo:font-size="13pt" fo:font-weight="normal" officeooo:rsid="0009ff65" officeooo:paragraph-rsid="000c2ef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.25cm" fo:text-indent="0cm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.25cm" fo:text-align="justify" style:justify-single-word="false" fo:text-indent="0cm" style:auto-text-indent="false"/>
      <style:text-properties fo:text-transform="uppercase" style:font-name="Verdana" fo:font-size="10pt" fo:font-weight="bold" style:font-size-asian="10pt" style:font-weight-asian="bold" style:font-size-complex="10pt"/>
    </style:style>
    <style:style style:name="P16" style:family="paragraph" style:parent-style-name="Footnote">
      <style:paragraph-properties fo:margin-left="0cm" fo:margin-right="0.25cm" fo:text-indent="0cm" style:auto-text-indent="false"/>
      <style:text-properties style:font-name="Verdana"/>
    </style:style>
    <style:style style:name="P17" style:family="paragraph" style:parent-style-name="Footnote">
      <style:paragraph-properties fo:margin-left="0cm" fo:margin-right="0.25cm" fo:text-indent="0cm" style:auto-text-indent="false"/>
      <style:text-properties style:font-name="Verdana" fo:font-weight="bold" style:font-weight-asian="bold"/>
    </style:style>
    <style:style style:name="P18" style:family="paragraph" style:parent-style-name="Footnote">
      <style:paragraph-properties fo:margin-left="0cm" fo:margin-right="0.25cm" fo:text-indent="0cm" style:auto-text-indent="false"/>
      <style:text-properties style:font-name="Verdana" fo:font-weight="bold" officeooo:paragraph-rsid="000cf056" style:font-weight-asian="bold" style:font-weight-complex="bold"/>
    </style:style>
    <style:style style:name="P19" style:family="paragraph" style:parent-style-name="Standard">
      <style:paragraph-properties fo:margin-left="10.16cm" fo:margin-right="0cm" fo:text-align="center" style:justify-single-word="false" fo:text-indent="1.27cm" style:auto-text-indent="false"/>
    </style:style>
    <style:style style:name="P20" style:family="paragraph" style:parent-style-name="objective">
      <style:paragraph-properties fo:margin-left="-0.501cm" fo:margin-right="0.25cm" fo:margin-top="0cm" fo:margin-bottom="0cm" loext:contextual-spacing="false" fo:line-height="100%" fo:text-indent="0cm" style:auto-text-indent="false"/>
      <style:text-properties style:font-name="Verdana" fo:font-size="10pt" style:font-size-asian="10pt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Footnote">
      <style:paragraph-properties fo:margin-left="0cm" fo:margin-right="-0.182cm" fo:text-indent="0cm" style:auto-text-indent="false"/>
      <style:text-properties style:font-name="Verdana" fo:font-weight="bold" style:font-weight-asian="bold"/>
    </style:style>
    <style:style style:name="P23" style:family="paragraph" style:parent-style-name="Standard">
      <style:paragraph-properties fo:margin-left="-0.191cm" fo:margin-right="-0.191cm" fo:text-indent="0.191cm" style:auto-text-indent="false"/>
      <style:text-properties style:font-name="Verdana" fo:font-size="10pt" fo:font-weight="bold" style:font-size-asian="10pt" style:font-weight-asian="bold" style:font-size-complex="10pt"/>
    </style:style>
    <style:style style:name="P24" style:family="paragraph" style:parent-style-name="Standard" style:master-page-name="Standard">
      <style:paragraph-properties fo:margin-left="0cm" fo:margin-right="-0.056cm" fo:text-indent="0cm" style:auto-text-indent="false" style:page-number="auto">
        <style:tab-stops>
          <style:tab-stop style:position="17.196cm" style:type="right"/>
        </style:tab-stops>
      </style:paragraph-properties>
      <style:text-properties style:font-name="Verdana" fo:font-size="10pt" style:font-size-asian="10pt" style:font-size-complex="10pt"/>
    </style:style>
    <style:style style:name="P25" style:family="paragraph" style:parent-style-name="Standard" style:list-style-name="WWNum1">
      <style:paragraph-properties fo:line-height="115%" fo:text-align="justify" style:justify-single-word="false"/>
      <style:text-properties officeooo:paragraph-rsid="000cf056"/>
    </style:style>
    <style:style style:name="P26" style:family="paragraph" style:parent-style-name="Standard" style:list-style-name="WWNum1">
      <style:paragraph-properties fo:line-height="115%" fo:text-align="justify" style:justify-single-word="false"/>
      <style:text-properties officeooo:paragraph-rsid="002090fc"/>
    </style:style>
    <style:style style:name="P27" style:family="paragraph" style:parent-style-name="Standard" style:list-style-name="WWNum1">
      <style:paragraph-properties fo:line-height="115%" fo:text-align="justify" style:justify-single-word="false"/>
      <style:text-properties officeooo:paragraph-rsid="0022b678"/>
    </style:style>
    <style:style style:name="P28" style:family="paragraph" style:parent-style-name="Standard" style:list-style-name="WWNum1">
      <style:paragraph-properties fo:line-height="115%" fo:text-align="justify" style:justify-single-word="false"/>
      <style:text-properties officeooo:rsid="000ff66b" officeooo:paragraph-rsid="000ff66b"/>
    </style:style>
    <style:style style:name="P29" style:family="paragraph" style:parent-style-name="Standard" style:list-style-name="WWNum1">
      <style:paragraph-properties fo:line-height="115%" fo:text-align="justify" style:justify-single-word="false"/>
      <style:text-properties officeooo:rsid="0022b678" officeooo:paragraph-rsid="0022b678"/>
    </style:style>
    <style:style style:name="P30" style:family="paragraph" style:parent-style-name="Text_20_body" style:list-style-name="WWNum2">
      <style:text-properties fo:font-size="10pt" style:font-size-asian="10pt" style:font-size-complex="10pt"/>
    </style:style>
    <style:style style:name="P31" style:family="paragraph" style:parent-style-name="Text_20_body" style:list-style-name="WWNum2">
      <style:text-properties fo:font-size="10pt" officeooo:rsid="000bcee3" officeooo:paragraph-rsid="000bcee3" style:font-size-asian="10pt" style:font-size-complex="10pt"/>
    </style:style>
    <style:style style:name="P32" style:family="paragraph" style:parent-style-name="Heading_20_3"/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T2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T3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T4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T5" style:family="text">
      <style:text-properties fo:color="#0d0d0d" style:font-name="Verdana" fo:font-size="10pt" fo:language="fr" fo:country="FR" style:text-underline-style="none" fo:font-weight="normal" fo:background-color="#ffffff" loext:char-shading-value="0" style:font-size-asian="10pt" style:font-weight-asian="normal" style:font-name-complex="Arial1" style:font-size-complex="14pt" style:font-weight-complex="bold"/>
    </style:style>
    <style:style style:name="T6" style:family="text">
      <style:text-properties fo:color="#0d0d0d" style:font-name="Verdana" fo:font-size="10pt" fo:language="fr" fo:country="FR" style:text-underline-style="none" fo:font-weight="normal" officeooo:rsid="000f4b50" fo:background-color="#ffffff" loext:char-shading-value="0" style:font-size-asian="10pt" style:font-weight-asian="normal" style:font-name-complex="Arial1" style:font-size-complex="14pt" style:font-weight-complex="bold"/>
    </style:style>
    <style:style style:name="T7" style:family="text">
      <style:text-properties fo:color="#0d0d0d" style:font-name="Verdana" fo:font-size="10.5pt" fo:language="fr" fo:country="FR" style:text-underline-style="none" fo:font-weight="normal" fo:background-color="#ffffff" loext:char-shading-value="0" style:font-size-asian="10.5pt" style:font-weight-asian="normal" style:font-name-complex="Arial1" style:font-size-complex="10.5pt" style:font-weight-complex="bold"/>
    </style:style>
    <style:style style:name="T8" style:family="text">
      <style:text-properties fo:color="#000000" style:font-name="Arial" fo:font-size="10pt" fo:language="fr" fo:country="FR" fo:font-style="normal" style:text-underline-style="none" fo:font-weight="bold" fo:background-color="#ffffff" loext:char-shading-value="0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style style:name="T10" style:family="text">
      <style:text-properties style:font-name="Verdana" fo:font-size="10pt" fo:font-weight="bold" style:font-size-asian="10pt" style:font-weight-asian="bold"/>
    </style:style>
    <style:style style:name="T11" style:family="text">
      <style:text-properties style:font-name="Verdana" fo:font-size="10pt" fo:font-weight="bold" style:font-size-asian="10pt" style:font-weight-asian="bold" style:font-size-complex="10pt"/>
    </style:style>
    <style:style style:name="T12" style:family="text">
      <style:text-properties style:font-name="Verdana" fo:font-size="10pt" fo:font-weight="bold" officeooo:rsid="0009ff65" style:font-size-asian="10pt" style:font-weight-asian="bold" style:font-size-complex="10pt"/>
    </style:style>
    <style:style style:name="T13" style:family="text">
      <style:text-properties style:font-name="Verdana" fo:font-size="10pt" fo:font-weight="bold" officeooo:rsid="000bd638" style:font-size-asian="10pt" style:font-weight-asian="bold" style:font-size-complex="10pt"/>
    </style:style>
    <style:style style:name="T14" style:family="text">
      <style:text-properties style:font-name="Verdana" fo:font-size="10pt" fo:font-weight="bold" officeooo:rsid="000dbbda" style:font-size-asian="10pt" style:font-weight-asian="bold" style:font-size-complex="10pt"/>
    </style:style>
    <style:style style:name="T15" style:family="text">
      <style:text-properties style:font-name="Verdana" fo:font-size="10pt" fo:font-weight="bold" officeooo:rsid="000ff66b" style:font-size-asian="10pt" style:font-weight-asian="bold" style:font-size-complex="10pt"/>
    </style:style>
    <style:style style:name="T16" style:family="text">
      <style:text-properties style:font-name="Verdana" fo:font-size="10pt" fo:font-weight="bold" officeooo:rsid="001505cd" style:font-size-asian="10pt" style:font-weight-asian="bold" style:font-size-complex="10pt"/>
    </style:style>
    <style:style style:name="T17" style:family="text">
      <style:text-properties style:font-name="Verdana" fo:font-size="10pt" fo:font-weight="bold" officeooo:rsid="00169dd7" style:font-size-asian="10pt" style:font-weight-asian="bold" style:font-size-complex="10pt"/>
    </style:style>
    <style:style style:name="T18" style:family="text">
      <style:text-properties style:font-name="Verdana" fo:font-size="10pt" fo:font-weight="bold" officeooo:rsid="001a8e81" style:font-size-asian="10pt" style:font-weight-asian="bold" style:font-size-complex="10pt"/>
    </style:style>
    <style:style style:name="T19" style:family="text">
      <style:text-properties style:font-name="Verdana" fo:font-size="10pt" fo:font-weight="bold" officeooo:rsid="001f0233" style:font-size-asian="10pt" style:font-weight-asian="bold" style:font-size-complex="10pt"/>
    </style:style>
    <style:style style:name="T20" style:family="text">
      <style:text-properties style:font-name="Verdana" fo:font-size="10pt" fo:font-weight="bold" officeooo:rsid="0009ff65" style:font-size-asian="10pt" style:font-weight-asian="bold"/>
    </style:style>
    <style:style style:name="T21" style:family="text">
      <style:text-properties style:font-name="Verdana" fo:font-size="10pt" style:font-size-asian="10pt" style:font-size-complex="10pt"/>
    </style:style>
    <style:style style:name="T22" style:family="text">
      <style:text-properties style:font-name="Verdana" fo:font-size="11pt" fo:font-weight="bold" officeooo:rsid="001ceafd" style:font-size-asian="11pt" style:font-weight-asian="bold" style:font-size-complex="11pt"/>
    </style:style>
    <style:style style:name="T23" style:family="text">
      <style:text-properties style:text-position="super 58%" style:font-name="Verdana" fo:font-size="10pt" fo:font-weight="bold" style:font-size-asian="10pt" style:font-weight-asian="bold" style:font-size-complex="10pt"/>
    </style:style>
    <style:style style:name="T24" style:family="text">
      <style:text-properties style:font-name="Candara" fo:font-size="10pt" style:font-size-asian="10pt" style:font-size-complex="10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d304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aakar"/>
    </style:style>
    <style:style style:name="T29" style:family="text">
      <style:text-properties style:font-name="aakar" fo:font-weight="bold" style:font-weight-asian="bold" style:font-weight-complex="bold"/>
    </style:style>
    <style:style style:name="T30" style:family="text">
      <style:text-properties style:font-name="aakar" officeooo:rsid="000d3046"/>
    </style:style>
    <style:style style:name="T31" style:family="text">
      <style:text-properties officeooo:rsid="0011d9ad"/>
    </style:style>
    <style:style style:name="T32" style:family="text">
      <style:text-properties officeooo:rsid="0012a47a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line text:anchor-type="paragraph" draw:z-index="0" draw:name="1026" draw:style-name="gr1" draw:text-style-name="P33" svg:x1="0.011cm" svg:y1="0.379cm" svg:x2="17.717cm" svg:y2="0.383cm"><text:p/></draw:line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Technical Skills</text:p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3">Good problem solving skills of programming using <text:span text:style-name="T25">C </text:span><text:span text:style-name="T27">language and </text:span><text:span text:style-name="T25">JAVA.</text:span></text:p>
            <text:p text:style-name="P4">well versed in <text:span text:style-name="T25">JavaSE(</text:span>basics,<text:span text:style-name="T25">JDBC,MULTI THREADING </text:span>API and <text:span text:style-name="T25">Exception) </text:span>and <text:s/><text:span text:style-name="T25">JavaEE(</text:span>Servlet<text:span text:style-name="T25">).</text:span></text:p>
            <text:p text:style-name="P4">Knowledge of<text:span text:style-name="T25"> Linux </text:span>and its Comm<text:span text:style-name="T26">a</text:span>nds.</text:p>
            <text:p text:style-name="P4">Worked with <text:span text:style-name="T25">Mysql</text:span> Dbms(Basics <text:span text:style-name="T25">SQL</text:span>,<text:span text:style-name="T25">View</text:span>,<text:span text:style-name="T25">Joins</text:span> and <text:span text:style-name="T25">Stored Procedure</text:span>)</text:p>
            <text:p text:style-name="P13"><text:span text:style-name="T28">knowledge of </text:span><text:span text:style-name="T29">GitHub</text:span><text:span text:style-name="T28"> and its Comm</text:span><text:span text:style-name="T30">a</text:span><text:span text:style-name="T28">nds using terminal and NetBeands ide</text:span>.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Academic Project</text:p>
          </table:table-cell>
          <table:table-cell table:style-name="Table3.B1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10"/>
          </table:table-cell>
          <table:table-cell table:style-name="Table3.B2" office:value-type="string">
            <text:list xml:id="list2952713240" text:style-name="WWNum1">
              <text:list-header>
                <text:p text:style-name="P26"><text:span text:style-name="T20">1)HOSPITAL MANAGEMENT</text:span><text:span text:style-name="T10">(C WITH MYSQL DATABASE ):</text:span><text:span text:style-name="T11"> The main objective of this project was to check about the patient data.</text:span><text:span text:style-name="T12">(</text:span><text:a xlink:type="simple" xlink:href="https://github.com/88nafees77/mysql-with-C" text:style-name="Internet_20_link" text:visited-style-name="Visited_20_Internet_20_Link"><text:span text:style-name="T12">https://github.com/88nafees77/mysql-with-C</text:span></text:a><text:span text:style-name="T12">)</text:span></text:p>
                <text:p text:style-name="P28"><text:span text:style-name="T11">2)T</text:span><text:span text:style-name="T16">ic-</text:span><text:span text:style-name="T11">T</text:span><text:span text:style-name="T16">ac-</text:span><text:span text:style-name="T11">T</text:span><text:span text:style-name="T16">oe</text:span><text:span text:style-name="T11"> game using </text:span><text:span text:style-name="T22">C</text:span><text:span text:style-name="T11"> progr</text:span><text:span text:style-name="T18">a</text:span><text:span text:style-name="T11">mming.</text:span></text:p>
                <text:p text:style-name="P25"><text:span text:style-name="T15">3</text:span><text:span text:style-name="T12">)Survey Application(Java,jdbc,servlet,Mysql):This application is for taking feedback from the users about product,site</text:span><text:span text:style-name="T14">s</text:span><text:span text:style-name="T12"> and more.(</text:span><text:a xlink:type="simple" xlink:href="https://github.com/88nafees77/Survey-Application" text:style-name="Internet_20_link" text:visited-style-name="Visited_20_Internet_20_Link"><text:span text:style-name="T11">https://github.com/88nafees77/Survey-Application</text:span></text:a><text:span text:style-name="T12">)</text:span></text:p>
                <text:p text:style-name="P27"><text:span text:style-name="T15">4</text:span><text:span text:style-name="T12">)stuBuy(</text:span><text:span text:style-name="T19">MVC,</text:span><text:span text:style-name="T12">java,Servlet,mysql,jdbc):</text:span><text:span text:style-name="T13">(ongoing)</text:span><text:span text:style-name="T12">This is the E-commerce site in which users can buy product from here,and also user can sell his own product</text:span><text:span text:style-name="T17"> </text:span><text:span text:style-name="T12">through this application.</text:span></text:p>
                <text:p text:style-name="P29"><text:span text:style-name="T12">(</text:span><text:span text:style-name="T11">based on MVC architecture)</text:span></text:p>
                <text:p text:style-name="P27"><text:span text:style-name="T12">(</text:span><text:a xlink:type="simple" xlink:href="https://github.com/88nafees77/stuBuy" text:style-name="Internet_20_link" text:visited-style-name="Visited_20_Internet_20_Link"><text:span text:style-name="T11">https://github.com/88nafees77/stuBuy</text:span></text:a><text:span text:style-name="T12">)</text:span><text:span text:style-name="T21"> </text:span></text:p>
              </text:list-header>
            </text:list>
            <text:p text:style-name="P16"/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Educational Qualification</text:p>
          </table:table-cell>
          <table:table-cell table:style-name="Table4.B1" office:value-type="string">
            <text:p text:style-name="Standard"/>
          </table:table-cell>
        </table:table-row>
        <table:table-row table:style-name="Table4.2">
          <table:table-cell table:style-name="Table4.A2" office:value-type="string">
            <text:p text:style-name="P8">B. Tech (CSE)</text:p>
            <text:p text:style-name="P6">(2016-2020)</text:p>
          </table:table-cell>
          <table:table-cell table:style-name="Table4.B2" office:value-type="string">
            <text:p text:style-name="P15">INTEGRAL UNIVERSITY LUCKNOW</text:p>
            <text:p text:style-name="P15"><text:span text:style-name="T27">Marks</text:span>: 7<text:span text:style-name="T32">0</text:span>%</text:p>
          </table:table-cell>
        </table:table-row>
        <table:table-row table:style-name="Table4.3">
          <table:table-cell table:style-name="Table4.A3" office:value-type="string">
            <text:p text:style-name="P8">Intermediate </text:p>
            <text:p text:style-name="P6">( 2015-2016 ) <text:s text:c="4"/></text:p>
          </table:table-cell>
          <table:table-cell table:style-name="Table4.B3" office:value-type="string">
            <text:p text:style-name="P9">HINDU INTER COLLAGE (STATE BOARD )</text:p>
            <text:p text:style-name="P7">MARKS: 70.4%</text:p>
          </table:table-cell>
        </table:table-row>
        <table:table-row table:style-name="Table4.4">
          <table:table-cell table:style-name="Table4.A4" office:value-type="string">
            <text:p text:style-name="P5"><text:span text:style-name="T11">10</text:span><text:span text:style-name="T23">th</text:span></text:p>
            <text:p text:style-name="P6">( <text:s/>201<text:span text:style-name="T31">3</text:span>-201<text:span text:style-name="T31">4</text:span> ) <text:s text:c="16"/></text:p>
          </table:table-cell>
          <table:table-cell table:style-name="Table4.B4" office:value-type="string">
            <text:p text:style-name="P9">TOOLIKA PUBLIC SCHOOL GHAZIPUR (C.B.S.E)</text:p>
            <text:p text:style-name="P7">MARKS: 7.8 CGPA</text:p>
          </table:table-cell>
        </table:table-row>
      </table:table>
      <text:p text:style-name="P8"/>
      <text:p text:style-name="P1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Extracurricular Activities</text:p>
          </table:table-cell>
          <table:table-cell table:style-name="Table6.B1" office:value-type="string">
            <text:p text:style-name="P21"/>
          </table:table-cell>
        </table:table-row>
        <table:table-row table:style-name="Table6.2">
          <table:table-cell table:style-name="Table6.A2" office:value-type="string">
            <text:p text:style-name="P20"/>
          </table:table-cell>
          <table:table-cell table:style-name="Table6.B2" office:value-type="string">
            <text:list xml:id="list2331019629" text:style-name="WWNum2">
              <text:list-item>
                <text:p text:style-name="P30">Participated in college level Cricket competition.</text:p>
              </text:list-item>
              <text:list-item>
                <text:p text:style-name="P30">Participated in the <text:s/>campus level programming challenge in hackerearth</text:p>
              </text:list-item>
              <text:list-item>
                <text:p text:style-name="P30">Geeks For Geeks topper in my college</text:p>
              </text:list-item>
              <text:list-item>
                <text:p text:style-name="P31">practiced programming challenge on various platforms such as GeeksForGeeks,HackerRank,HackerEarth,LeetCode</text:p>
              </text:list-item>
            </text:list>
          </table:table-cell>
        </table:table-row>
      </table:table>
      <text:p text:style-name="P2"/>
      <text:p text:style-name="P19"><text:soft-page-break/><text:span text:style-name="T24"><text:s text:c="5"/></text:span><text:span text:style-name="T11"><text:s text:c="7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akar" svg:font-family="aakar" style:font-pitch="variable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style:font-size-asian="9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font-size="13pt" fo:font-weight="bold" style:font-size-asian="13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end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size="15pt" style:text-underline-style="solid" style:text-underline-width="auto" style:text-underline-color="font-color" fo:font-weight="bold" style:font-size-asian="15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1.429cm" fo:margin-right="0cm" fo:text-indent="-0.794cm" style:auto-text-indent="false"/>
      <style:text-properties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_20_Bullet" style:display-name="List Bulle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strong_2b_Vrrdana" style:display-name="strong+Vrrdana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Job_20_Title" style:display-name="Job Title" style:family="paragraph" style:next-style-name="Standard" style:default-outline-level="">
      <style:paragraph-properties fo:margin-top="0cm" fo:margin-bottom="0.106cm" loext:contextual-spacing="false" style:line-height-at-least="0.388cm" fo:text-align="start" style:justify-single-word="false" fo:orphans="2" fo:widows="2" style:writing-mode="lr-tb"/>
      <style:text-properties style:use-window-font-color="true" style:font-name="Arial Black" fo:font-family="'Arial Black'" style:font-family-generic="roman" style:font-pitch="variable" fo:font-size="12pt" fo:letter-spacing="-0.018cm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Body_20_2" style:display-name="Body 2" style:family="paragraph" style:parent-style-name="Standard" style:default-outline-level="">
      <style:paragraph-properties fo:margin-left="1.905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SSWResume_5f_Paragraph" style:display-name="SSWResume_Paragraph" style:family="paragraph" style:parent-style-name="Standard" style:default-outline-level="">
      <style:paragraph-properties fo:margin-left="1.27cm" fo:margin-right="0cm" fo:text-indent="0cm" style:auto-text-indent="false" style:punctuation-wrap="simple" style:vertical-align="baseline"/>
      <style:text-properties style:font-name="Arial" fo:font-family="Arial" style:font-family-generic="roman" style:font-pitch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" style:family="paragraph" style:parent-style-name="Standard" style:default-outline-level="">
      <loext:graphic-properties draw:fill="solid" draw:fill-color="#f2f2f2"/>
      <style:paragraph-properties fo:margin-left="1.501cm" fo:margin-right="0cm" fo:margin-top="0cm" fo:margin-bottom="0.212cm" loext:contextual-spacing="false" fo:text-indent="-1.501cm" style:auto-text-indent="false" fo:background-color="#f2f2f2" fo:padding-left="0cm" fo:padding-right="0cm" fo:padding-top="0cm" fo:padding-bottom="0.071cm" fo:border-left="none" fo:border-right="none" fo:border-top="none" fo:border-bottom="0.74pt solid #00000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objective" style:family="paragraph" style:parent-style-name="Standard" style:default-outline-level="">
      <style:paragraph-properties fo:margin-top="0.176cm" fo:margin-bottom="0.176cm" loext:contextual-spacing="false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normal"/>
    </style:style>
    <style:style style:name="apple-style-span" style:family="text" style:parent-style-name="Default_20_Paragraph_20_Font"/>
    <style:style style:name="bigcapstyle1" style:family="text">
      <style:text-properties fo:color="#314d7c" style:font-name="Verdana" fo:font-family="Verdan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le_20_Char" style:display-name="Title Char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fo:background-color="#ffffff" style:font-size-asian="10pt" style:font-weight-asian="normal" style:font-name-complex="Arial1" style:font-family-complex="Arial" style:font-family-generic-complex="system" style:font-pitch-complex="variable" style:font-size-complex="14pt" style:font-weight-complex="bold"/>
    </style:style>
    <style:style style:name="ListLabel_20_47" style:display-name="ListLabel 4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fo:background-color="#ffffff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fo:background-color="#ffffff" style:font-size-asian="10pt" style:font-weight-asian="normal" style:font-name-complex="Arial1" style:font-family-complex="Arial" style:font-family-generic-complex="system" style:font-pitch-complex="variable" style:font-size-complex="14pt" style:font-weight-complex="bold"/>
    </style:style>
    <style:style style:name="ListLabel_20_67" style:display-name="ListLabel 6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fo:background-color="#ffffff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MT1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MT2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MT3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MT4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MT5" style:family="text">
      <style:text-properties fo:color="#0d0d0d" style:font-name="Verdana" fo:font-size="10pt" fo:language="fr" fo:country="FR" style:text-underline-style="none" fo:font-weight="normal" fo:background-color="#ffffff" loext:char-shading-value="0" style:font-size-asian="10pt" style:font-weight-asian="normal" style:font-name-complex="Arial1" style:font-size-complex="14pt" style:font-weight-complex="bold"/>
    </style:style>
    <style:style style:name="MT6" style:family="text">
      <style:text-properties fo:color="#0d0d0d" style:font-name="Verdana" fo:font-size="10.5pt" fo:language="fr" fo:country="FR" style:text-underline-style="none" fo:font-weight="normal" fo:background-color="#ffffff" loext:char-shading-value="0" style:font-size-asian="10.5pt" style:font-weight-asian="normal" style:font-name-complex="Arial1" style:font-size-complex="10.5pt" style:font-weight-complex="bold"/>
    </style:style>
    <style:style style:name="MT7" style:family="text">
      <style:text-properties fo:color="#0d0d0d" style:font-name="Verdana" fo:font-size="10pt" fo:language="fr" fo:country="FR" style:text-underline-style="none" fo:font-weight="normal" officeooo:rsid="000f4b50" fo:background-color="#ffffff" loext:char-shading-value="0" style:font-size-asian="10pt" style:font-weight-asian="normal" style:font-name-complex="Arial1" style:font-size-complex="14pt" style:font-weight-complex="bold"/>
    </style:style>
    <style:style style:name="MT8" style:family="text">
      <style:text-properties fo:color="#000000" style:font-name="Arial" fo:font-size="10pt" fo:language="fr" fo:country="FR" fo:font-style="normal" style:text-underline-style="none" fo:font-weight="bold" fo:background-color="#ffffff" loext:char-shading-value="0" style:font-size-asian="10pt" style:font-style-asian="normal" style:font-weight-asian="bold" style:font-name-complex="Arial1" style:font-size-complex="10pt" style:font-style-complex="normal" style:font-weight-complex="bold"/>
    </style:style>
    <style:style style:name="MT9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847cm" fo:margin-bottom="2cm" fo:margin-left="1.251cm" fo:margin-right="2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3" text:outline-level="3"><text:span text:style-name="MT1"><text:s text:c="21"/>N</text:span><text:span text:style-name="MT2">AME </text:span><text:span text:style-name="Intense_20_Reference"><text:span text:style-name="MT3">: </text:span></text:span><text:span text:style-name="Intense_20_Reference"><text:span text:style-name="MT4">NAFEES AHMAD ANSARI</text:span></text:span></text:h>
        <text:p text:style-name="MP1"><text:span text:style-name="Emphasis"><text:span text:style-name="MT5">Address : </text:span></text:span><text:span text:style-name="Emphasis"><text:span text:style-name="MT6">ZAMANIA DIST GHAZIPUR UTTAR PRADESH</text:span></text:span><text:span text:style-name="Emphasis"><text:span text:style-name="MT5"><text:line-break/>Pin Code : 232329<text:line-break/>Mobile : +91-6393545132<text:line-break/>Email : </text:span></text:span><text:a xlink:type="simple" xlink:href="mailto:CONTACT.NAFEES12@GMAIL.COM" text:style-name="ListLabel_20_66" text:visited-style-name="ListLabel_20_66"><text:span text:style-name="Emphasis"><text:span text:style-name="MT5">CONTACT.NAFEES12@GMAIL.COM</text:span></text:span></text:a><text:span text:style-name="Emphasis"><text:span text:style-name="MT7">­</text:span></text:span></text:p>
        <text:p text:style-name="MP1"><text:span text:style-name="Emphasis"><text:span text:style-name="MT8">Github : </text:span></text:span><text:a xlink:type="simple" xlink:href="https://github.com/88nafees77" text:style-name="ListLabel_20_67" text:visited-style-name="ListLabel_20_67"><text:span text:style-name="Emphasis"><text:span text:style-name="MT8">https://github.com/88nafees77</text:span></text:span></text:a></text:p>
        <text:p text:style-name="Header"><text:span text:style-name="Emphasis"><text:span text:style-name="MT9"><text:s text:c="22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07:00</meta:creation-date>
    <meta:initial-creator>SURYAKANT</meta:initial-creator>
    <dc:language>en-IN</dc:language>
    <meta:print-date>2015-06-20T19:53:00</meta:print-date>
    <dc:date>2019-10-16T18:07:35.856075211</dc:date>
    <meta:editing-cycles>26</meta:editing-cycles>
    <dc:title>RESUME</dc:title>
    <meta:editing-duration>PT1H48S</meta:editing-duration>
    <meta:generator>LibreOffice/6.0.7.3$Linux_X86_64 LibreOffice_project/00m0$Build-3</meta:generator>
    <meta:document-statistic meta:table-count="4" meta:image-count="0" meta:object-count="0" meta:page-count="2" meta:paragraph-count="36" meta:word-count="220" meta:character-count="1847" meta:non-whitespace-character-count="1526"/>
    <meta:user-defined meta:name="AppVersion">15.0000</meta:user-defined>
    <meta:user-defined meta:name="Company">SnipeR's Redemption Netw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